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ARial" svg:font-family="ARial" style:font-family-generic="swis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text-properties fo:color="#0047ff"/>
    </style:style>
    <style:style style:name="P2" style:family="paragraph" style:parent-style-name="Text_20_body">
      <style:paragraph-properties fo:margin-top="0cm" fo:margin-bottom="0cm" fo:line-height="150%" fo:text-align="justify" style:justify-single-word="false"/>
      <style:text-properties style:font-name="Arial"/>
    </style:style>
    <style:style style:name="P3" style:family="paragraph" style:parent-style-name="Text_20_body">
      <style:paragraph-properties fo:margin-top="0cm" fo:margin-bottom="0cm" fo:line-height="150%" fo:text-align="center" style:justify-single-word="false"/>
      <style:text-properties style:font-name="Arial" fo:font-weight="bold" style:font-weight-asian="bold" style:font-weight-complex="bold"/>
    </style:style>
    <style:style style:name="P4" style:family="paragraph" style:parent-style-name="Text_20_body">
      <style:paragraph-properties fo:margin-top="0cm" fo:margin-bottom="0cm" fo:line-height="150%" fo:text-align="center" style:justify-single-word="false"/>
      <style:text-properties style:font-name="Arial"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elatório: Utilização da interface RS232 para envio e recepção de mensagens</text:p>
      <text:p text:style-name="P4">Lucas Pereira Da Silva - 10100754</text:p>
      <text:p text:style-name="P2"/>
      <text:p text:style-name="P2"><text:tab/>Neste trabalho foi necessário interconectar dois computadores usando a interface serial RS232. Deveria ser feito um programa que realizasse a comunicação entre esses dois computadores e tudo que fosse digitado em um deles deveria aparecer no outro. </text:p>
      <text:p text:style-name="P2"><text:tab/>No trabalho não foi feito de fato um ligação física entre dois computadores, mas foi usado um emulador que emula um par de portas seriais, ligadas por um cabo crossover virtual. Assim, foi usado o programa com0com para emular as portas seriais.</text:p>
      <text:p text:style-name="P2"><text:tab/>A implementação do chat foi feita no no Windows XP e foi usada a linguagem Pyton. Foi escolhido Pyton pela facilidade da linguagem e por fornecer a biblioteca PySerial para suporte de interfaces seriais. O código fonte ficou bem simples se encontra abaixo:</text:p>
      <text:p text:style-name="Text_20_body"/>
      <text:p text:style-name="P1"># -*- coding: cp1252 -*-</text:p>
      <text:p text:style-name="P1"></text:p>
      <text:p text:style-name="P1">from threading import Thread</text:p>
      <text:p text:style-name="P1">from serial import Serial</text:p>
      <text:p text:style-name="P1"></text:p>
      <text:p text:style-name="P1">class Sender(Thread):</text:p>
      <text:p text:style-name="P1"><text:s text:c="4"/>def __init__(self, porta):</text:p>
      <text:p text:style-name="P1"><text:s text:c="8"/>Thread.__init__(self)</text:p>
      <text:p text:style-name="P1"><text:s text:c="8"/>self.porta = porta</text:p>
      <text:p text:style-name="P1"></text:p>
      <text:p text:style-name="P1"><text:s text:c="4"/>def run(self):</text:p>
      <text:p text:style-name="P1"><text:s text:c="8"/>mensagem = ""</text:p>
      <text:p text:style-name="P1"><text:s text:c="8"/>while(mensagem != "fim\n"):</text:p>
      <text:p text:style-name="P1"><text:s text:c="12"/>mensagem = raw_input("digite a mensagem: ") + "\n"</text:p>
      <text:p text:style-name="P1"><text:s text:c="12"/>self.porta.write(mensagem)</text:p>
      <text:p text:style-name="P1"><text:s text:c="8"/>self.encerrar()</text:p>
      <text:p text:style-name="P1"></text:p>
      <text:p text:style-name="P1"><text:s text:c="4"/>def fechar(self):</text:p>
      <text:p text:style-name="P1"><text:s text:c="8"/>self.porta.close()</text:p>
      <text:p text:style-name="P1"><text:s text:c="8"/>print "Finalizando o chat."</text:p>
      <text:p text:style-name="P1"></text:p>
      <text:p text:style-name="P1">class Receiver(Thread):</text:p>
      <text:p text:style-name="P1"><text:soft-page-break/><text:s text:c="4"/>def __init__(self, porta):</text:p>
      <text:p text:style-name="P1"><text:s text:c="8"/>Thread.__init__(self)</text:p>
      <text:p text:style-name="P1"><text:s text:c="8"/>self.porta = porta</text:p>
      <text:p text:style-name="P1"></text:p>
      <text:p text:style-name="P1"><text:s text:c="4"/>def run(self):</text:p>
      <text:p text:style-name="P1"><text:s text:c="8"/>mensagem = ""</text:p>
      <text:p text:style-name="P1"><text:s text:c="8"/>while(mensagem != "fim\n"):</text:p>
      <text:p text:style-name="P1"><text:s text:c="12"/>mensagem = porta.readline()</text:p>
      <text:p text:style-name="P1"><text:s text:c="12"/>print mensagem,</text:p>
      <text:p text:style-name="P1"><text:s text:c="8"/>self.encerrar()</text:p>
      <text:p text:style-name="P1"></text:p>
      <text:p text:style-name="P1"><text:s text:c="4"/>def fechar(self):</text:p>
      <text:p text:style-name="P1"><text:s text:c="8"/>self.porta.close()</text:p>
      <text:p text:style-name="P1"><text:s text:c="8"/>print "Finalizando o chat."</text:p>
      <text:p text:style-name="P1"></text:p>
      <text:p text:style-name="P1">print "Chat 1.0 - RS232\n"</text:p>
      <text:p text:style-name="P1">porta = Serial("\\\\.\\CNCA0")</text:p>
      <text:p text:style-name="P1">envio = Sender(porta)</text:p>
      <text:p text:style-name="P1">recepcao = Receiver(porta)</text:p>
      <text:p text:style-name="P1">envio.start()</text:p>
      <text:p text:style-name="P1">recepcao.star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ARial" svg:font-family="ARial" style:font-family-generic="swiss"/>
    <style:font-face style:name="Arial"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pt" fo:country="BR"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grad </meta:initial-creator>
    <meta:creation-date>2011-09-21T20:17:27</meta:creation-date>
    <meta:document-statistic meta:table-count="0" meta:image-count="0" meta:object-count="0" meta:page-count="2" meta:paragraph-count="48" meta:word-count="232" meta:character-count="1849"/>
    <dc:date>2011-09-21T20:54:52</dc:date>
    <dc:creator>grad </dc:creator>
    <meta:editing-duration>PT00H06M44S</meta:editing-duration>
    <meta:editing-cycles>1</meta:editing-cycles>
    <meta:generator>OpenOffice.org/3.1$Linux OpenOffice.org_project/310m19$Build-9420</meta:generator>
  </office:meta>
</office:document-meta>
</file>